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1" table:number-rows-spanned="3">
            <text:p>Thread</text:p>
          </table:table-cell>
          <table:table-cell table:style-name="ce1" office:value-type="string" calcext:value-type="string" table:number-columns-spanned="6" table:number-rows-spanned="1">
            <text:p>Dimensión de la matriz</text:p>
          </table:table-cell>
          <table:covered-table-cell table:number-columns-repeated="5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8000000*8</text:p>
          </table:table-cell>
          <table:covered-table-cell/>
          <table:table-cell table:style-name="ce1" office:value-type="string" calcext:value-type="string" table:number-columns-spanned="2" table:number-rows-spanned="1">
            <text:p>400*400</text:p>
          </table:table-cell>
          <table:covered-table-cell/>
          <table:table-cell office:value-type="string" calcext:value-type="string" table:number-columns-spanned="2" table:number-rows-spanned="1">
            <text:p>4*400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8" calcext:value-type="float">
            <text:p>0.248</text:p>
          </table:table-cell>
          <table:table-cell table:formula="of:=[.B$4]/([.A4]*[.B4])" office:value-type="float" office:value="1" calcext:value-type="float">
            <text:p>1</text:p>
          </table:table-cell>
          <table:table-cell office:value-type="float" office:value="0.206" calcext:value-type="float">
            <text:p>0.206</text:p>
          </table:table-cell>
          <table:table-cell table:formula="of:=[.D$4]/([.C4]*[.D4])"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table:formula="of:=[.F$4]/([.E4]*[.F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 table:formula="of:=[.B$4]/([.A5]*[.B5])" office:value-type="float" office:value="0.527659574468085" calcext:value-type="float">
            <text:p>0.5276595745</text:p>
          </table:table-cell>
          <table:table-cell office:value-type="float" office:value="0.21" calcext:value-type="float">
            <text:p>0.21</text:p>
          </table:table-cell>
          <table:table-cell table:formula="of:=[.D$4]/([.A5]*[.D5])" office:value-type="float" office:value="0.490476190476191" calcext:value-type="float">
            <text:p>0.4904761905</text:p>
          </table:table-cell>
          <table:table-cell office:value-type="float" office:value="0.236" calcext:value-type="float">
            <text:p>0.236</text:p>
          </table:table-cell>
          <table:table-cell table:formula="of:=[.F$4]/([.A5]*[.F5])" office:value-type="float" office:value="0.442796610169491" calcext:value-type="float">
            <text:p>0.4427966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1" calcext:value-type="float">
            <text:p>0.131</text:p>
          </table:table-cell>
          <table:table-cell table:formula="of:=[.B$4]/([.A6]*[.B6])" office:value-type="float" office:value="0.473282442748092" calcext:value-type="float">
            <text:p>0.4732824427</text:p>
          </table:table-cell>
          <table:table-cell office:value-type="float" office:value="0.117" calcext:value-type="float">
            <text:p>0.117</text:p>
          </table:table-cell>
          <table:table-cell table:formula="of:=[.D$4]/([.A6]*[.D6])" office:value-type="float" office:value="0.44017094017094" calcext:value-type="float">
            <text:p>0.4401709402</text:p>
          </table:table-cell>
          <table:table-cell office:value-type="float" office:value="0.246" calcext:value-type="float">
            <text:p>0.246</text:p>
          </table:table-cell>
          <table:table-cell table:formula="of:=[.F$4]/([.A6]*[.F6])" office:value-type="float" office:value="0.21239837398374" calcext:value-type="float">
            <text:p>0.212398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23:13:58.9206235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2:58:20.400053032</meta:creation-date>
    <dc:date>2016-09-20T23:25:21.80568624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32" meta:object-count="0"/>
  </office:meta>
</office:document-meta>
</file>